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co7" style:family="table-column">
      <style:table-column-properties fo:break-before="auto" style:column-width="1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ackground-color="#ff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23">
      <style:table-cell-properties fo:background-color="#33ff99"/>
    </style:style>
    <style:style style:name="ce12" style:family="table-cell" style:parent-style-name="Default" style:data-style-name="N100"/>
    <style:style style:name="ce13" style:family="table-cell" style:parent-style-name="Default" style:data-style-name="N60"/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font-style="normal" style:font-style-asian="normal" style:font-style-complex="normal"/>
    </style:style>
    <style:style style:name="ce17" style:family="table-cell" style:parent-style-name="Default" style:data-style-name="N123">
      <style:table-cell-properties fo:background-color="#ffff99"/>
    </style:style>
    <style:style style:name="ce18" style:family="table-cell" style:parent-style-name="Default" style:data-style-name="N2"/>
    <style:style style:name="ce19" style:family="table-cell" style:parent-style-name="Default" style:data-style-name="N122"/>
    <style:style style:name="ce20" style:family="table-cell" style:parent-style-name="Default" style:data-style-name="N123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fo:background-color="#ffff99"/>
    </style:style>
    <style:style style:name="ce23" style:family="table-cell" style:parent-style-name="Default" style:data-style-name="N121"/>
    <style:style style:name="ce24" style:family="table-cell" style:parent-style-name="Default" style:data-style-name="N121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6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0.7799in" table:end-y="0.1445in" draw:z-index="0" draw:style-name="gr1" draw:text-style-name="P1" svg:width="6.2988in" svg:height="3.5374in" svg:x="0.7043in" svg:y="0.1461in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8" office:value-type="string">
            <text:p>Winding Tickness (mm)</text:p>
          </table:table-cell>
          <table:table-cell table:style-name="ce8" office:value-type="string">
            <text:p>Outer Diameter (mm)</text:p>
          </table:table-cell>
          <table:table-cell table:style-name="ce8" office:value-type="string">
            <text:p>Wire Length (m)</text:p>
          </table:table-cell>
          <table:table-cell table:style-name="ce8" office:value-type="string">
            <text:p>Inductance (uH)</text:p>
          </table:table-cell>
          <table:table-cell table:style-name="ce8" office:value-type="string">
            <text:p>Resistance (mOhm)</text:p>
          </table:table-cell>
          <table:table-cell table:style-name="ce8" office:value-type="string">
            <text:p>Q-Factor @ Frequency Hz</text:p>
          </table:table-cell>
          <table:table-cell table:style-name="ce8" office:value-type="string">
            <text:p>Q-Factor Delta</text:p>
          </table:table-cell>
          <table:table-cell table:style-name="ce8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7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7" table:formula="of:=FLOOR([.A12]/[.$B$2];1)" office:value-type="float" office:value="18">
            <text:p>18</text:p>
          </table:table-cell>
          <table:table-cell table:style-name="ce7" table:formula="of:=[.C12]*[.B12]" office:value-type="float" office:value="144">
            <text:p>144</text:p>
          </table:table-cell>
          <table:table-cell table:style-name="ce9" table:formula="of:=[.B12]*[.$B$2]" office:value-type="float" office:value="10.3267672466583">
            <text:p>10.327</text:p>
          </table:table-cell>
          <table:table-cell table:style-name="ce9" table:formula="of:=[.$B$4] + 2 *[.E12]" office:value-type="float" office:value="28.6535344933165">
            <text:p>28.654</text:p>
          </table:table-cell>
          <table:table-cell table:style-name="ce9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9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9" table:formula="of:=[.$B$5]*[.G12]/[.$B$3] * 1000" office:value-type="float" office:value="109.934286247766">
            <text:p>109.934</text:p>
          </table:table-cell>
          <table:table-cell table:style-name="ce9" table:formula="of:=2*PI()*[.$E$1]*[.H12]*0.000001/([.I12]*0.001)" office:value-type="float" office:value="29.7811862826925">
            <text:p>29.781</text:p>
          </table:table-cell>
          <table:table-cell table:style-name="ce9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F</text:p>
          </table:table-cell>
          <table:table-cell table:number-columns-repeated="3"/>
          <table:table-cell>
            <draw:frame table:end-cell-address="'QFactor comparision'.U44" table:end-x="0.8339in" table:end-y="0.1299in" draw:z-index="1" draw:style-name="gr1" draw:text-style-name="P1" svg:width="6.2988in" svg:height="3.5429in" svg:x="0.7583in" svg:y="0.1433in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start</text:p>
          </table:table-cell>
          <table:table-cell table:style-name="ce10" office:value-type="float" office:value="450">
            <text:p>450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End</text:p>
          </table:table-cell>
          <table:table-cell table:style-name="ce10" office:value-type="float" office:value="2.28">
            <text:p>2.28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2</text:p>
          </table:table-cell>
          <table:table-cell table:style-name="ce10" office:value-type="float" office:value="404">
            <text:p>404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1 spent</text:p>
          </table:table-cell>
          <table:table-cell table:style-name="ce10" table:formula="of:=0.5 * ([.I24]*0.000001) * ([.I25]^2 - [.I26]^2)" office:value-type="float" office:value="1.012474008">
            <text:p>1.01247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2 Recovered</text:p>
          </table:table-cell>
          <table:table-cell table:style-name="ce10" table:formula="of:=0.5 * ([.I24]*0.000001) *[.I27]^2" office:value-type="float" office:value="0.81608">
            <text:p>0.81608</text:p>
          </table:table-cell>
          <table:table-cell table:style-name="ce10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wasted</text:p>
          </table:table-cell>
          <table:table-cell table:style-name="ce10" table:formula="of:=[.I28]-[.I29]" office:value-type="float" office:value="0.196394008">
            <text:p>0.19639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0" office:value-type="string">
            <text:p>E Recovery %</text:p>
          </table:table-cell>
          <table:table-cell table:style-name="ce11" table:formula="of:=([.I29]/[.I28]) * 100" office:value-type="float" office:value="80.6025629845107">
            <text:p>80.6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2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0602in" table:end-y="0.1457in" draw:z-index="0" draw:style-name="gr1" draw:text-style-name="P1" svg:width="6.2988in" svg:height="3.5343in" svg:x="1.2291in" svg:y="0.1504in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0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14" office:value-type="string">
            <text:p>Wire Guage(AWG)</text:p>
          </table:table-cell>
          <table:table-cell table:style-name="ce16" office:value-type="string">
            <text:p>Wire Diameter (mm)</text:p>
          </table:table-cell>
          <table:table-cell table:style-name="ce16" office:value-type="string">
            <text:p>Wire Cross sectional area (mm2)</text:p>
          </table:table-cell>
          <table:table-cell table:style-name="ce14" office:value-type="string">
            <text:p>Axial Turns</text:p>
          </table:table-cell>
          <table:table-cell table:style-name="ce14" office:value-type="string">
            <text:p>Layers</text:p>
          </table:table-cell>
          <table:table-cell table:style-name="ce14" office:value-type="string">
            <text:p>Total Turns</text:p>
          </table:table-cell>
          <table:table-cell table:style-name="ce16" office:value-type="string">
            <text:p>Wire Length (m)</text:p>
          </table:table-cell>
          <table:table-cell table:style-name="ce16" office:value-type="string">
            <text:p>Coil Resistance (mOhm)</text:p>
          </table:table-cell>
          <table:table-cell table:style-name="ce16" office:value-type="string">
            <text:p>Coil Inductance (uH)</text:p>
          </table:table-cell>
          <table:table-cell table:style-name="ce16" office:value-type="string">
            <text:p>Q-Factor @ 1000Hz</text:p>
          </table:table-cell>
          <table:table-cell table:style-name="ce21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0965in" table:end-y="0.0087in" draw:z-index="0" draw:style-name="gr1" draw:text-style-name="P1" svg:width="6.2988in" svg:height="3.5339in" svg:x="0.0209in" svg:y="0.022in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19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23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19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23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19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23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19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23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19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23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19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23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19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23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19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23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19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23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19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23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19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23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19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23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19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23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19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23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19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23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19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23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19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23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15" table:formula="of:=[.A25]+1" office:value-type="float" office:value="18">
            <text:p>18</text:p>
          </table:table-cell>
          <table:table-cell table:style-name="ce17" table:formula="of:=0.127 * (92 ^((36 - [.A26])/39))" office:value-type="float" office:value="1.02368734283265">
            <text:p>1.024</text:p>
          </table:table-cell>
          <table:table-cell table:style-name="ce17" table:formula="of:=PI()*([.B26]/2)^2" office:value-type="float" office:value="0.823046833731314">
            <text:p>0.823</text:p>
          </table:table-cell>
          <table:table-cell table:style-name="ce15" table:formula="of:=FLOOR([.$B$3]/[.B26];[.$D$3])" office:value-type="float" office:value="29.3">
            <text:p>29.3</text:p>
          </table:table-cell>
          <table:table-cell table:style-name="ce15" table:formula="of:=FLOOR([.$B$4]/[.B26];[.$D$3])" office:value-type="float" office:value="9.76">
            <text:p>9.76</text:p>
          </table:table-cell>
          <table:table-cell table:style-name="ce15" table:formula="of:=[.E26]*[.D26]" office:value-type="float" office:value="285.968">
            <text:p>285.968</text:p>
          </table:table-cell>
          <table:table-cell table:style-name="ce17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17" table:formula="of:=[.$D$2] * [.G26] / ([.C26]*0.000001) * 1000" office:value-type="float" office:value="367.156472889569">
            <text:p>367.156</text:p>
          </table:table-cell>
          <table:table-cell table:style-name="ce17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17" table:formula="of:=([.I26]*0.000001)/([.H26]*0.001) * 1000* 2*PI()" office:value-type="float" office:value="11.1957590256234">
            <text:p>11.196</text:p>
          </table:table-cell>
          <table:table-cell table:style-name="ce22" table:formula="of:=[.$D$1]*([.I26]*0.000001) * [.$D$4]^2 / ([.$B$6]*0.000001 *[.$B$3]*0.001)" office:value-type="float" office:value="2.23194423887837">
            <text:p>2.2319</text:p>
          </table:table-cell>
          <table:table-cell table:style-name="ce17" table:formula="of:=[.$D$4]^2 *[.H26]*0.001" office:value-type="float" office:value="2349.80142649324">
            <text:p>2349.801</text:p>
          </table:table-cell>
          <table:table-cell table:style-name="ce24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19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23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19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23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19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23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19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23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19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23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19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23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19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23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19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23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19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23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19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23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19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23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19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23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18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19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</table:table-row>
      </table:table>
      <table:table table:name="Ampere Turns vs Forc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8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0.5835in" table:end-y="0.178in" draw:z-index="1" draw:style-name="gr1" draw:text-style-name="P1" svg:width="16.6331in" svg:height="3.5429in" svg:x="0.8421in" svg:y="0.0134in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15" office:value-type="float" office:value="40">
            <text:p>40</text:p>
          </table:table-cell>
          <table:table-cell table:style-name="ce15" office:value-type="float" office:value="2.37">
            <text:p>2.37</text:p>
          </table:table-cell>
          <table:table-cell table:style-name="ce15" office:value-type="float" office:value="12.78">
            <text:p>12.78</text:p>
          </table:table-cell>
          <table:table-cell table:style-name="ce17" table:formula="of:=[.I11]/[.H11]" office:value-type="float" office:value="0.05925">
            <text:p>0.059</text:p>
          </table:table-cell>
          <table:table-cell table:style-name="ce17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style-name="Default">
            <draw:frame table:end-cell-address="'Ampere Turns vs Force'.M43" table:end-x="0.1496in" table:end-y="0.1315in" draw:z-index="0" draw:style-name="gr1" draw:text-style-name="P1" svg:width="6.2988in" svg:height="3.5425in" svg:x="0.785in" svg:y="0.1449in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19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19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19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8713">
            <text:p>0.8713</text:p>
          </table:table-cell>
          <table:table-cell office:value-type="string">
            <text:p>Oh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12/19/2021</text:date>, <text:time>01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9T01:12:35.89</dc:date>
    <meta:editing-duration>P1DT16H6M40S</meta:editing-duration>
    <meta:editing-cycles>363</meta:editing-cycles>
    <dc:creator>vignesh sridharan</dc:creator>
    <meta:document-statistic meta:table-count="11" meta:cell-count="193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221cm" svg:y="8.191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5cm" svg:width="14.59cm" svg:height="6.736cm">
          <chartooo:coordinate-region svg:x="1.868cm" svg:y="1.068cm" svg:width="13.212cm" svg:height="5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